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110" officeooo:paragraph-rsid="000ab110"/>
    </style:style>
    <style:style style:name="P2" style:family="paragraph" style:parent-style-name="Standard">
      <style:text-properties officeooo:rsid="000bb4df" officeooo:paragraph-rsid="000bb4df"/>
    </style:style>
    <style:style style:name="P3" style:family="paragraph" style:parent-style-name="Standard">
      <style:text-properties officeooo:rsid="000bd184" officeooo:paragraph-rsid="000bd184"/>
    </style:style>
    <style:style style:name="P4" style:family="paragraph" style:parent-style-name="Standard">
      <style:text-properties officeooo:rsid="000ce8a1" officeooo:paragraph-rsid="000ce8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libraries:</text:p>
      <text:p text:style-name="P1"/>
      <text:p text:style-name="P1"/>
      <text:p text:style-name="P1"/>
      <text:p text:style-name="P1">Google Maps</text:p>
      <text:p text:style-name="P1">Bing</text:p>
      <text:p text:style-name="P2">MapQuest</text:p>
      <text:p text:style-name="P2">Leaflet</text:p>
      <text:p text:style-name="P2"/>
      <text:p text:style-name="P4">GeoDjango:</text:p>
      <text:p text:style-name="P4"/>
      <text:p text:style-name="P4">eg</text:p>
      <text:p text:style-name="P4">here = Point(-96.8763, 29.9.53)</text:p>
      <text:p text:style-name="P4">Restaurant.objects.filter(pt__distance_lt=(here, D(mi=1))</text:p>
      <text:p text:style-name="P2"/>
      <text:p text:style-name="P2">Double underscore is adding modifier ( in this case distance less than)</text:p>
      <text:p text:style-name="P2"/>
      <text:p text:style-name="P2"/>
      <text:p text:style-name="P2"/>
      <text:p text:style-name="P3">Mapstraction</text:p>
      <text:p text:style-name="P4">Wax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02:43:13.003271906</meta:creation-date>
    <dc:date>2016-08-13T03:02:56.270483029</dc:date>
    <meta:editing-duration>PT16M4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9" meta:character-count="237" meta:non-whitespace-character-count="220"/>
  </office:meta>
</office:document-meta>
</file>